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4" svg:font-family="Aria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Courier New" svg:font-family="'Courier New'" style:font-family-generic="modern"/>
    <style:font-face style:name="Arial3" svg:font-family="Arial" style:font-family-generic="swiss"/>
    <style:font-face style:name="Arial2" svg:font-family="Arial, Arial" style:font-family-generic="swiss"/>
    <style:font-face style:name="MS Mincho" svg:font-family="'MS Mincho'" style:font-pitch="variable"/>
    <style:font-face style:name="OpenSymbol2" svg:font-family="OpenSymbol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5.356cm" fo:margin-left="-0.168cm" fo:margin-right="-0.404cm" style:page-number="auto" table:align="margins" style:writing-mode="lr-tb"/>
    </style:style>
    <style:style style:name="Tableau1.A" style:family="table-column">
      <style:table-column-properties style:column-width="5.583cm" style:rel-column-width="23824*"/>
    </style:style>
    <style:style style:name="Tableau1.B" style:family="table-column">
      <style:table-column-properties style:column-width="0.96cm" style:rel-column-width="4094*"/>
    </style:style>
    <style:style style:name="Tableau1.C" style:family="table-column">
      <style:table-column-properties style:column-width="8.814cm" style:rel-column-width="37617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1.A5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1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166cm" fo:margin-left="-0.141cm" fo:margin-right="-0.24cm" table:align="margins" style:writing-mode="lr-tb"/>
    </style:style>
    <style:style style:name="Tableau2.A" style:family="table-column">
      <style:table-column-properties style:column-width="2.662cm" style:rel-column-width="11501*"/>
    </style:style>
    <style:style style:name="Tableau2.B" style:family="table-column">
      <style:table-column-properties style:column-width="12.504cm" style:rel-column-width="54034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6.216cm" fo:margin-left="8.569cm" fo:margin-right="0cm" table:align="margins" style:may-break-between-rows="false" style:writing-mode="lr-tb"/>
    </style:style>
    <style:style style:name="Tableau3.A" style:family="table-column">
      <style:table-column-properties style:column-width="6.216cm" style:rel-column-width="65535*"/>
    </style:style>
    <style:style style:name="Tableau3.1" style:family="table-row">
      <style:table-row-properties fo:keep-together="always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0pt" style:language-complex="ar" style:country-complex="SA" style:font-weight-complex="bold"/>
    </style:style>
    <style:style style:name="P3" style:family="paragraph" style:parent-style-name="Standard">
      <style:text-properties style:use-window-font-color="true" style:font-name="Arial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P4" style:family="paragraph" style:parent-style-name="Standard">
      <style:paragraph-properties>
        <style:tab-stops>
          <style:tab-stop style:position="5.249cm" style:type="right"/>
        </style:tab-stops>
      </style:paragraph-properties>
      <style:text-properties style:use-window-font-color="true" style:font-name="Arial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P5" style:family="paragraph" style:parent-style-name="Standard">
      <style:paragraph-properties style:snap-to-layout-grid="false">
        <style:tab-stops>
          <style:tab-stop style:position="5.249cm" style:type="right"/>
        </style:tab-stops>
      </style:paragraph-properties>
      <style:text-properties style:use-window-font-color="true" style:font-name="Arial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style:snap-to-layout-grid="false"/>
      <style:text-properties style:use-window-font-color="true" style:font-name="Arial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start" style:justify-single-word="false">
        <style:tab-stops>
          <style:tab-stop style:position="5.249cm" style:type="right"/>
        </style:tab-stops>
      </style:paragraph-properties>
      <style:text-properties style:use-window-font-color="true" style:font-name="Arial" fo:font-size="10pt" fo:language="fr" fo:country="FR" style:font-name-asian="Times New Roman" style:font-size-asian="10pt" style:font-name-complex="Arial" style:font-size-complex="10pt" style:language-complex="ar" style:country-complex="SA"/>
    </style:style>
    <style:style style:name="P10" style:family="paragraph" style:parent-style-name="Standard">
      <style:paragraph-properties style:snap-to-layout-grid="false"/>
      <style:text-properties style:use-window-font-color="true" style:font-name="Arial" fo:font-size="10pt" fo:language="fr" fo:country="F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fr" fo:country="F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2" style:family="paragraph" style:parent-style-name="Standard">
      <style:paragraph-properties style:snap-to-layout-grid="false"/>
      <style:text-properties style:use-window-font-color="true" style:font-name="Arial" fo:font-size="10pt" fo:language="fr" fo:country="FR" style:text-underline-style="none" style:font-name-asian="Times New Roman" style:font-size-asian="10pt" style:font-name-complex="Arial" style:font-size-complex="10pt" style:language-complex="ar" style:country-complex="SA"/>
    </style:style>
    <style:style style:name="P13" style:family="paragraph" style:parent-style-name="Standard">
      <style:paragraph-properties fo:text-align="start" style:justify-single-word="false" style:snap-to-layout-grid="false">
        <style:tab-stops>
          <style:tab-stop style:position="-53.848cm"/>
          <style:tab-stop style:position="20.184cm"/>
        </style:tab-stops>
      </style:paragraph-properties>
      <style:text-properties style:use-window-font-color="true" style:text-outline="false" style:text-line-through-style="none" style:font-name="Arial3" fo:font-size="10pt" fo:language="fr" fo:country="FR" fo:font-style="normal" fo:text-shadow="none" style:text-underline-style="none" fo:font-weight="bold" style:font-name-asian="Arial3" style:font-size-asian="10pt" style:font-style-asian="normal" style:font-weight-asian="bold" style:font-name-complex="Arial3" style:font-size-complex="10pt" style:language-complex="ar" style:country-complex="SA" style:font-style-complex="normal" style:font-weight-complex="bold" style:text-emphasize="none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>
        <style:tab-stops>
          <style:tab-stop style:position="5.249cm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text-transform="capitalize" style:use-window-font-color="true" style:font-name="Arial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Text_20_body">
      <style:paragraph-properties fo:text-align="start" style:justify-single-word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left="9.001cm" fo:margin-right="0cm" fo:text-align="justify" style:justify-single-word="false" fo:text-indent="0cm" style:auto-text-indent="false"/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0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4" fo:font-size="10pt" fo:language="fr" fo:country="F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5" style:family="paragraph" style:parent-style-name="Standard">
      <style:paragraph-properties style:snap-to-layout-grid="false"/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Arial" style:font-size-complex="10pt" style:language-complex="ar" style:country-complex="SA"/>
    </style:style>
    <style:style style:name="P26" style:family="paragraph" style:parent-style-name="Heading_20_1">
      <style:paragraph-properties fo:margin-left="0.762cm" fo:margin-right="0cm" fo:text-align="center" style:justify-single-word="false" fo:text-indent="-0.762cm" style:auto-text-indent="false" style:snap-to-layout-grid="false"/>
      <style:text-properties style:use-window-font-color="true" fo:font-size="10pt" fo:language="fr" fo:country="F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7" style:family="paragraph" style:parent-style-name="Heading_20_2">
      <style:paragraph-properties fo:margin-left="1.016cm" fo:margin-right="0cm" fo:text-align="center" style:justify-single-word="false" fo:text-indent="-1.016cm" style:auto-text-indent="false" style:snap-to-layout-grid="false"/>
      <style:text-properties style:use-window-font-color="true" fo:font-size="10pt" fo:language="fr" fo:country="FR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fo:language="fr" fo:country="FR" style:font-name-asian="Times New Roman" style:font-name-complex="Arial" style:language-complex="ar" style:country-complex="SA"/>
    </style:style>
    <style:style style:name="T3" style:family="text">
      <style:text-properties style:use-window-font-color="true" fo:language="fr" fo:country="FR" style:text-underline-style="none" style:font-name-asian="Times New Roman" style:font-name-complex="Arial" style:language-complex="ar" style:country-complex="SA"/>
    </style:style>
    <style:style style:name="T4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b" text:name="nombre_pour"/>
        <text:user-field-decl office:value-type="string" office:string-value="nb" text:name="nombre_contre"/>
        <text:user-field-decl office:value-type="string" office:string-value="libellé" text:name="objet_projet"/>
        <text:user-field-decl office:value-type="string" office:string-value="texte délibération" text:name="texte_deliberation"/>
        <text:user-field-decl office:value-type="string" office:string-value="nom" text:name="nom_acteur_present"/>
        <text:user-field-decl office:value-type="string" office:string-value="prénom" text:name="prenom_acteur_present"/>
        <text:user-field-decl office:value-type="string" office:string-value="prénom" text:name="prenom_acteur_mandataire"/>
        <text:user-field-decl office:value-type="string" office:string-value="nom" text:name="nom_acteur_mandataire"/>
        <text:user-field-decl office:value-type="string" office:string-value="nom" text:name="nom_acteur_absent"/>
        <text:user-field-decl office:value-type="string" office:string-value="prénom" text:name="prenom_acteur_absent"/>
        <text:user-field-decl office:value-type="string" office:string-value=", " text:name="ActeursPresents_separator"/>
        <text:user-field-decl office:value-type="string" office:string-value=", " text:name="ActeursAbsents_separator"/>
        <text:user-field-decl office:value-type="string" office:string-value=", " text:name="ActeursMandates_separator"/>
        <text:user-field-decl office:value-type="string" office:string-value="date en lettres" text:name="date_seance_lettres"/>
        <text:user-field-decl office:value-type="string" office:string-value="nb" text:name="nombre_abstention"/>
        <text:user-field-decl office:value-type="string" office:string-value="numéro" text:name="numero_deliberation"/>
        <text:user-field-decl office:value-type="string" office:string-value="texte projet" text:name="texte_projet"/>
        <text:user-field-decl office:value-type="string" office:string-value="nb" text:name="nombre_votant"/>
        <text:user-field-decl office:value-type="string" office:string-value="nb" text:name="nombre_acteur_present"/>
        <text:user-field-decl office:value-type="string" office:string-value="nb" text:name="nombre_acteur_absent"/>
        <text:user-field-decl office:value-type="string" office:string-value="nb" text:name="nombre_acteur_mandatair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2" office:value-type="string">
            <text:h text:style-name="P27" text:outline-level="2">REPUBLIQUE FRANCAISE</text:h>
          </table:table-cell>
          <table:covered-table-cell/>
          <table:table-cell table:style-name="Tableau1.A1" office:value-type="string">
            <text:h text:style-name="P26" text:outline-level="1">EXTRAIT DU REGISTRE</text:h>
          </table:table-cell>
        </table:table-row>
        <table:table-row table:style-name="Tableau1.1">
          <table:table-cell table:style-name="Tableau1.A1" table:number-columns-spanned="2" office:value-type="string">
            <text:p text:style-name="P11">DEPARTEMENT DE L’HERAULT</text:p>
          </table:table-cell>
          <table:covered-table-cell/>
          <table:table-cell table:style-name="Tableau1.A1" office:value-type="string">
            <text:p text:style-name="P11">DES DELIBERATIONS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11">COMMUNAUTE DE COMMUNES <text:s/>LODEVOIS&amp;LARZAC</text:p>
          </table:table-cell>
          <table:covered-table-cell/>
          <table:table-cell table:style-name="Tableau1.A1" office:value-type="string">
            <text:p text:style-name="P11">DU BUREAU</text:p>
          </table:table-cell>
        </table:table-row>
        <table:table-row table:style-name="Tableau1.1">
          <table:table-cell table:style-name="Tableau1.A4" office:value-type="string">
            <text:p text:style-name="P6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</table:table-row>
        <table:table-row table:style-name="Tableau1.1">
          <table:table-cell table:style-name="Tableau1.A5" office:value-type="string">
            <text:p text:style-name="P7">Nombre de membres</text:p>
          </table:table-cell>
          <table:table-cell table:style-name="Tableau1.B9" office:value-type="string">
            <text:p text:style-name="P6"/>
          </table:table-cell>
          <table:table-cell table:style-name="Tableau1.A1" office:value-type="string">
            <text:p text:style-name="P19"><text:user-field-get text:name="date_seance_lettres">date en lettres</text:user-field-get></text:p>
          </table:table-cell>
        </table:table-row>
        <table:table-row table:style-name="Tableau1.1">
          <table:table-cell table:style-name="Tableau1.A5" office:value-type="string">
            <text:p text:style-name="P5">En exercice<text:tab/>19</text:p>
            <text:p text:style-name="P4">Présents <text:s text:c="35"/><text:user-field-get text:name="nombre_acteur_present">nb</text:user-field-get></text:p>
            <text:p text:style-name="P9">Exprimés <text:s text:c="34"/><text:user-field-get text:name="nombre_votant">nb</text:user-field-get></text:p>
          </table:table-cell>
          <table:table-cell table:style-name="Tableau1.B9" office:value-type="string">
            <text:p text:style-name="P6"/>
          </table:table-cell>
          <table:table-cell table:style-name="Tableau1.A1" office:value-type="string">
            <text:p text:style-name="P1">Le Conseil de Communauté, dûment convoqué, s’est réuni en session ordinaire Salle du Tribunal à Lodève.</text:p>
          </table:table-cell>
        </table:table-row>
        <table:table-row table:style-name="Tableau1.1">
          <table:table-cell table:style-name="Tableau1.A5" office:value-type="string">
            <text:p text:style-name="P7">Vote</text:p>
          </table:table-cell>
          <table:table-cell table:style-name="Tableau1.B9" office:value-type="string">
            <text:p text:style-name="P6"/>
          </table:table-cell>
          <table:table-cell table:style-name="Tableau1.A1" office:value-type="string">
            <text:p text:style-name="P1">sous la Présidence de Marie Christine BOUSQUET</text:p>
          </table:table-cell>
        </table:table-row>
        <table:table-row table:style-name="Tableau1.1">
          <table:table-cell table:style-name="Tableau1.A5" office:value-type="string">
            <text:p text:style-name="P17">Pour<text:tab/><text:user-field-get text:name="nombre_pour">nb</text:user-field-get></text:p>
            <text:p text:style-name="P17">Contre<text:tab/><text:user-field-get text:name="nombre_contre">nb</text:user-field-get></text:p>
            <text:p text:style-name="P17">Abstention(s)<text:tab/><text:user-field-get text:name="nombre_abstention">nb</text:user-field-get></text:p>
          </table:table-cell>
          <table:table-cell table:style-name="Tableau1.B9" table:number-rows-spanned="2" office:value-type="string">
            <text:p text:style-name="P6"/>
          </table:table-cell>
          <table:table-cell table:style-name="Tableau1.A1" table:number-rows-spanned="2" office:value-type="string">
            <text:p text:style-name="P18"><text:span text:style-name="T1">Présents</text:span><text:span text:style-name="T2"> :</text:span></text:p>
            <text:p text:style-name="ActeursPresents"><text:user-field-get text:name="prenom_acteur_present">prénom</text:user-field-get> <text:span text:style-name="T3"><text:user-field-get text:name="nom_acteur_present">nom</text:user-field-get></text:span></text:p>
            <text:p text:style-name="P12"/>
            <text:p text:style-name="P6"><text:span text:style-name="T1">Absents excusés</text:span><text:span text:style-name="T4"> </text:span>: <text:hidden-paragraph text:condition="ooow:nombre_acteur_mandataire==&quot;0&quot;"/></text:p>
            <text:p text:style-name="ActeursMandates"><text:user-field-get text:name="prenom_acteur_mandataire">prénom</text:user-field-get> <text:user-field-get text:name="nom_acteur_mandataire">nom</text:user-field-get></text:p>
            <text:p text:style-name="P25"/>
            <text:p text:style-name="P6"><text:span text:style-name="T1">Absents</text:span> : <text:hidden-paragraph text:condition="ooow:nombre_acteur_absent==&quot;0&quot;"/></text:p>
            <text:p text:style-name="ActeursAbsents"><text:user-field-get text:name="prenom_acteur_absent">prénom</text:user-field-get> <text:user-field-get text:name="nom_acteur_absent">nom</text:user-field-get></text:p>
          </table:table-cell>
        </table:table-row>
        <table:table-row table:style-name="Tableau1.1">
          <table:table-cell table:style-name="Tableau1.A5" office:value-type="string">
            <text:p text:style-name="P6">Date de convocation : </text:p>
            <text:p text:style-name="P6"/>
            <text:p text:style-name="P3">Date d’affichage</text:p>
            <text:p text:style-name="P3"/>
            <text:p text:style-name="P3"/>
            <text:p text:style-name="P3"/>
            <text:p text:style-name="P3"/>
            <text:p text:style-name="P3">N°<text:user-field-get text:name="numero_deliberation">numéro</text:user-field-get></text:p>
          </table:table-cell>
          <table:covered-table-cell/>
          <table:covered-table-cell/>
        </table:table-row>
      </table:table>
      <text:p text:style-name="P1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OBJET : </text:p>
          </table:table-cell>
          <table:table-cell table:style-name="Tableau2.B1" office:value-type="string">
            <text:p text:style-name="P13"><text:user-field-get text:name="objet_projet">libellé</text:user-field-get></text:p>
          </table:table-cell>
        </table:table-row>
      </table:table>
      <text:p text:style-name="P20"/>
      <text:p text:style-name="Standard"><text:user-field-get text:name="texte_projet">texte projet</text:user-field-get></text:p>
      <text:p text:style-name="P16"/>
      <text:p text:style-name="P15">Ouï l'exposé de Madame la Présidente et après en avoir délibéré, les élus :</text:p>
      <text:p text:style-name="Standard"><text:user-field-get text:name="texte_deliberation">texte délibération</text:user-field-get></text:p>
      <text:p text:style-name="P8"/>
      <text:p text:style-name="P2">Ainsi fait et délibéré les jours mois et an susdits et ont les délibérants signé au registre,</text:p>
      <text:p text:style-name="P2">Pour extrait certifié conforme au registre des délibérations.</text:p>
      <text:p text:style-name="P2"/>
      <text:p text:style-name="P2"/>
      <text:p text:style-name="P2"/>
      <text:p text:style-name="P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2">La Présidente,</text:p>
            <text:p text:style-name="P21"/>
            <text:p text:style-name="P21"/>
            <text:p text:style-name="P21"/>
            <text:p text:style-name="P21"/>
            <text:p text:style-name="P23">Marie Christine BOUSQUET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4" svg:font-family="Aria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Courier New" svg:font-family="'Courier New'" style:font-family-generic="modern"/>
    <style:font-face style:name="Arial3" svg:font-family="Arial" style:font-family-generic="swiss"/>
    <style:font-face style:name="Arial2" svg:font-family="Arial, Arial" style:font-family-generic="swiss"/>
    <style:font-face style:name="MS Mincho" svg:font-family="'MS Mincho'" style:font-pitch="variable"/>
    <style:font-face style:name="OpenSymbol2" svg:font-family="OpenSymbol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1" fo:font-size="10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1.524cm" style:auto-text-indent="false"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524cm" style:auto-text-indent="false"/>
      <style:text-properties style:font-name="Arial" fo:font-size="11pt" style:font-size-asian="11pt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hyphenation-ladder-count="no-limit" style:text-autospace="none" style:writing-mode="lr-tb"/>
      <style:text-properties fo:color="#000000" style:font-name="Arial2" fo:language="fr" fo:country="FR" style:font-name-asian="Arial2" style:language-asian="zxx" style:country-asian="none" style:font-name-complex="Arial2" style:language-complex="zxx" style:country-complex="none" fo:hyphenate="false" fo:hyphenation-remain-char-count="2" fo:hyphenation-push-char-count="2"/>
    </style:style>
    <style:style style:name="ActeursPresents" style:family="paragraph" style:parent-style-name="Standard">
      <style:text-properties style:font-name="Arial1" fo:font-size="10pt"/>
    </style:style>
    <style:style style:name="ActeursMandates" style:family="paragraph" style:parent-style-name="ActeursPresents"/>
    <style:style style:name="ActeursAbsents" style:family="paragraph" style:parent-style-name="ActeursPresents"/>
    <style:style style:name="Absatz-Standardschriftart" style:family="text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Wingdings" style:font-name-complex="OpenSymbol2"/>
    </style:style>
    <style:style style:name="WW8Num2z1" style:family="text">
      <style:text-properties style:font-name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">
        <style:list-level-properties text:list-level-position-and-space-mode="label-alignment">
          <style:list-level-label-alignment text:label-followed-by="listtab" text:list-tab-stop-position="2.159cm" fo:text-indent="-0.635cm" fo:margin-left="2.159cm"/>
        </style:list-level-properties>
        <style:text-properties style:font-name="Wingdings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1.684cm" fo:text-indent="-0.635cm" fo:margin-left="11.68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list-level-position-and-space-mode="label-alignment">
          <style:list-level-label-alignment text:label-followed-by="listtab" text:list-tab-stop-position="12.954cm" fo:text-indent="-0.635cm" fo:margin-left="12.9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  <style:text-properties fo:font-family="Symbol" style:font-charset="x-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style:font-name="OpenSymbol1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style:font-name="OpenSymbol1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fo:font-family="Symbol" style:font-charset="x-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style:font-name="OpenSymbol1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style:font-name="OpenSymbol1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fo:font-family="Symbol" style:font-charset="x-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style:font-name="OpenSymbol1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7cm" fo:margin-bottom="0.386cm" fo:margin-left="5.084cm" fo:margin-right="1.13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PUBLIQUE FRANCAISE</dc:title>
    <meta:initial-creator>ghislaine</meta:initial-creator>
    <meta:creation-date>2008-10-29T16:31:00</meta:creation-date>
    <dc:date>2012-02-22T16:44:24.85</dc:date>
    <meta:print-date>2011-12-09T12:45:54.75</meta:print-date>
    <meta:editing-cycles>90</meta:editing-cycles>
    <meta:editing-duration>PT13H03M50S</meta:editing-duration>
    <meta:generator>LibreOffice/4.0.4.2$Windows_x86 LibreOffice_project/9e9821abd0ffdbc09cd8c52eaa574fa09eb08f2</meta:generator>
    <dc:creator>patricia </dc:creator>
    <meta:document-statistic meta:table-count="3" meta:image-count="0" meta:object-count="0" meta:page-count="1" meta:paragraph-count="35" meta:word-count="130" meta:character-count="876" meta:non-whitespace-character-count="707"/>
    <meta:user-defined meta:name="Info 1"/>
    <meta:user-defined meta:name="Info 2"/>
    <meta:user-defined meta:name="Info 3"/>
    <meta:user-defined meta:name="Info 4"/>
  </office:meta>
</office:document-meta>
</file>